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8.286cm" fo:min-width="7.912cm"/>
    </style:style>
    <style:style style:name="gr4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1.478cm" fo:min-width="7.892cm"/>
    </style:style>
    <style:style style:name="gr5" style:family="graphic" style:parent-style-name="objectwithoutfill">
      <style:graphic-properties draw:stroke="dash" draw:stroke-dash="Dashed_20__28_var_29_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textarea-horizontal-align="justify" draw:textarea-vertical-align="middle" draw:auto-grow-height="false" fo:min-height="1.841cm" fo:min-width="2.146cm"/>
    </style:style>
    <style:style style:name="gr9" style:family="graphic" style:parent-style-name="standard">
      <style:graphic-properties draw:textarea-horizontal-align="justify" draw:textarea-vertical-align="middle" draw:auto-grow-height="false" fo:min-height="1.841cm" fo:min-width="2.171cm"/>
    </style:style>
    <style:style style:name="gr10" style:family="graphic" style:parent-style-name="standard">
      <style:graphic-properties draw:textarea-horizontal-align="justify" draw:textarea-vertical-align="middle" draw:auto-grow-height="false" fo:min-height="0.82cm" fo:min-width="1.65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svg:stroke-color="#000000" draw:marker-end="Arrow" draw:marker-end-width="0.305cm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color="#ffffff"/>
    </style:style>
    <style:style style:name="T3" style:family="text">
      <style:text-properties style:text-position="-33% 58%" style:font-name="Liberation Sans" style:font-name-asian="Liberation Sans3" style:font-name-complex="Liberation Sans3"/>
    </style:style>
    <style:style style:name="T4" style:family="text">
      <style:text-properties style:font-name="Liberation Sans" style:font-name-asian="Liberation Sans3" style:font-name-complex="Liberation Sans3"/>
    </style:style>
    <style:style style:name="T5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3.067cm" svg:y1="11.911cm" svg:x2="13.067cm" svg:y2="3.067cm">
          <text:p/>
        </draw:line>
        <draw:line draw:style-name="gr1" draw:text-style-name="P1" draw:layer="layout" svg:x1="13.105cm" svg:y1="11.886cm" svg:x2="25.074cm" svg:y2="11.936cm">
          <text:p/>
        </draw:line>
        <draw:frame draw:style-name="gr2" draw:text-style-name="P2" draw:layer="layout" svg:width="1.31cm" svg:height="0.962cm" svg:x="13.28cm" svg:y="2.368cm">
          <draw:text-box>
            <text:p>z</text:p>
          </draw:text-box>
        </draw:frame>
        <draw:frame draw:style-name="gr2" draw:text-style-name="P2" draw:layer="layout" svg:width="1.31cm" svg:height="0.962cm" svg:x="24.846cm" svg:y="12.22cm">
          <draw:text-box>
            <text:p>y</text:p>
          </draw:text-box>
        </draw:frame>
        <draw:line draw:style-name="gr1" draw:text-style-name="P1" draw:layer="layout" svg:x1="13.053cm" svg:y1="11.868cm" svg:x2="7.61cm" svg:y2="17.437cm">
          <text:p/>
        </draw:line>
        <draw:frame draw:style-name="gr2" draw:text-style-name="P2" draw:layer="layout" svg:width="1.31cm" svg:height="0.962cm" svg:x="8.164cm" svg:y="17.411cm">
          <draw:text-box>
            <text:p>x</text:p>
          </draw:text-box>
        </draw:frame>
        <draw:custom-shape draw:style-name="gr3" draw:text-style-name="P1" draw:layer="layout" svg:width="11.894cm" svg:height="12.07cm" svg:x="7.055cm" svg:y="5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1.868cm" svg:height="2.444cm" svg:x="7.106cm" svg:y="10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513cm" svg:y1="3.628cm" svg:x2="13.582cm" svg:y2="5.367cm">
          <text:p/>
        </draw:line>
        <draw:frame draw:style-name="gr2" draw:text-style-name="P2" draw:layer="layout" svg:width="8.341cm" svg:height="0.962cm" svg:x="17.689cm" svg:y="2.318cm">
          <draw:text-box>
            <text:p>North pole - |0&gt;</text:p>
          </draw:text-box>
        </draw:frame>
        <draw:line draw:style-name="gr1" draw:text-style-name="P1" draw:layer="layout" svg:x1="15.321cm" svg:y1="19.402cm" svg:x2="13.859cm" svg:y2="18.369cm">
          <text:p/>
        </draw:line>
        <draw:frame draw:style-name="gr2" draw:text-style-name="P2" draw:layer="layout" svg:width="8.341cm" svg:height="0.962cm" svg:x="14.994cm" svg:y="19.654cm">
          <draw:text-box>
            <text:p>South pole - |1&gt;</text:p>
          </draw:text-box>
        </draw:frame>
        <draw:line draw:style-name="gr5" draw:text-style-name="P1" draw:layer="layout" svg:x1="13.065cm" svg:y1="11.868cm" svg:x2="13.065cm" svg:y2="17.764cm">
          <text:p/>
        </draw:line>
        <draw:line draw:style-name="gr1" draw:text-style-name="P1" draw:layer="layout" svg:x1="13.078cm" svg:y1="11.843cm" svg:x2="15.094cm" svg:y2="8.466cm">
          <text:p/>
        </draw:line>
        <draw:path draw:style-name="gr6" draw:text-style-name="P1" draw:layer="layout" svg:width="0.983cm" svg:height="0.578cm" draw:transform="rotate (0.147480321793521) translate (13.179cm 8.945cm)" svg:viewBox="0 0 984 579" svg:d="M0 0c687 0 984 579 984 579">
          <text:p/>
        </draw:path>
        <draw:frame draw:style-name="gr2" draw:text-style-name="P2" draw:layer="layout" svg:width="1.033cm" svg:height="0.962cm" svg:x="13.506cm" svg:y="7.912cm">
          <draw:text-box>
            <text:p><text:span text:style-name="T1">Θ</text:span></text:p>
          </draw:text-box>
        </draw:frame>
        <draw:line draw:style-name="gr5" draw:text-style-name="P1" draw:layer="layout" svg:x1="15.018cm" svg:y1="8.542cm" svg:x2="15.018cm" svg:y2="12.448cm">
          <text:p/>
        </draw:line>
        <draw:line draw:style-name="gr5" draw:text-style-name="P1" draw:layer="layout" svg:x1="13.154cm" svg:y1="11.893cm" svg:x2="14.993cm" svg:y2="12.473cm">
          <text:p/>
        </draw:line>
        <draw:path draw:style-name="gr6" draw:text-style-name="P1" draw:layer="layout" svg:width="0.916cm" svg:height="0.481cm" draw:transform="rotate (-0.410501440069067) translate (12.9683211746648cm 11.9051134575103cm)" svg:viewBox="0 0 917 482" svg:d="M0 482c631 0 917-482 917-482">
          <text:p/>
        </draw:path>
        <draw:frame draw:style-name="gr2" draw:text-style-name="P2" draw:layer="layout" svg:width="1.033cm" svg:height="0.962cm" svg:x="13.204cm" svg:y="12.422cm">
          <draw:text-box>
            <text:p><text:span text:style-name="T1">Φ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1" draw:text-style-name="P1" draw:layer="layout" svg:x1="1.51cm" svg:y1="8.668cm" svg:x2="5.693cm" svg:y2="8.643cm">
          <text:p/>
        </draw:line>
        <draw:custom-shape draw:style-name="gr8" draw:text-style-name="P5" xml:id="id2" draw:id="id2" draw:layer="layout" svg:width="2.646cm" svg:height="2.091cm" svg:x="10.508cm" svg:y="3.427cm">
          <text:p text:style-name="P4"><text:span text:style-name="T2">Mi</text:span><text:span text:style-name="T2">xe</text:span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" draw:id="id3" draw:layer="layout" svg:width="2.671cm" svg:height="2.091cm" svg:x="10.484cm" svg:y="11.668cm">
          <text:p text:style-name="P4"><text:span text:style-name="T2">Mixer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1" draw:id="id1" draw:layer="layout" svg:width="3.049cm" svg:height="1.512cm" svg:x="5.644cm" svg:y="7.937cm">
          <text:p text:style-name="P5"><text:span text:style-name="T2">S</text:span><text:span text:style-name="T2">pl</text:span><text:span text:style-name="T2">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4.612cm" svg:height="1.673cm" svg:x="1.688cm" svg:y="6.652cm">
          <draw:text-box>
            <text:p>Signal from coil</text:p>
          </draw:text-box>
        </draw:frame>
        <draw:line draw:style-name="gr1" draw:text-style-name="P1" draw:layer="layout" svg:x1="11.805cm" svg:y1="18.168cm" svg:x2="11.805cm" svg:y2="13.758cm">
          <text:p/>
        </draw:line>
        <draw:frame draw:style-name="gr11" draw:text-style-name="P2" draw:layer="layout" svg:width="6.023cm" svg:height="1.825cm" svg:x="5.493cm" svg:y="15.572cm">
          <draw:text-box>
            <text:p>Reference signal</text:p>
            <text:p>cos(<text:span text:style-name="T1">ω</text:span><text:span text:style-name="T3">ref</text:span><text:span text:style-name="T4"> t)</text:span></text:p>
          </draw:text-box>
        </draw:frame>
        <draw:frame draw:style-name="gr11" draw:text-style-name="P2" draw:layer="layout" svg:width="6.023cm" svg:height="1.825cm" svg:x="5.267cm" svg:y="0.706cm">
          <draw:text-box>
            <text:p>Reference signal</text:p>
            <text:p>sin(<text:span text:style-name="T1">ω</text:span><text:span text:style-name="T3">ref</text:span><text:span text:style-name="T4"> t)</text:span></text:p>
          </draw:text-box>
        </draw:frame>
        <draw:line draw:style-name="gr1" draw:text-style-name="P1" draw:layer="layout" svg:x1="11.894cm" svg:y1="0.908cm" svg:x2="11.894cm" svg:y2="3.453cm">
          <text:p/>
        </draw:line>
        <draw:connector draw:style-name="gr12" draw:text-style-name="P4" draw:layer="layout" svg:x1="7.168cm" svg:y1="7.937cm" svg:x2="10.508cm" svg:y2="4.472cm" draw:start-shape="id1" draw:start-glue-point="4" draw:end-shape="id2" draw:end-glue-point="3" svg:d="M7168 7937v-3465h3340" svg:viewBox="0 0 3341 3466">
          <text:p/>
        </draw:connector>
        <draw:connector draw:style-name="gr12" draw:text-style-name="P4" draw:layer="layout" svg:x1="7.168cm" svg:y1="9.449cm" svg:x2="10.484cm" svg:y2="12.713cm" draw:start-shape="id1" draw:start-glue-point="8" draw:end-shape="id3" draw:end-glue-point="3" svg:d="M7168 9449v3264h3316" svg:viewBox="0 0 3317 3265">
          <text:p/>
        </draw:connector>
        <draw:custom-shape draw:style-name="gr8" draw:text-style-name="P5" draw:layer="layout" svg:width="2.646cm" svg:height="2.091cm" svg:x="15.908cm" svg:y="3.427cm">
          <text:p text:style-name="P4"><text:span text:style-name="T2">Low </text:span></text:p>
          <text:p text:style-name="P4"><text:span text:style-name="T2">pass</text:span></text:p>
          <text:p text:style-name="P4"><text:span text:style-name="T2">filte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646cm" svg:height="2.091cm" svg:x="15.956cm" svg:y="11.727cm">
          <text:p text:style-name="P4"><text:span text:style-name="T2">Low </text:span></text:p>
          <text:p text:style-name="P4"><text:span text:style-name="T2">pass</text:span></text:p>
          <text:p text:style-name="P4"><text:span text:style-name="T2">filte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179cm" svg:y1="4.409cm" svg:x2="15.976cm" svg:y2="4.409cm">
          <text:p/>
        </draw:line>
        <draw:line draw:style-name="gr1" draw:text-style-name="P1" draw:layer="layout" svg:x1="13.179cm" svg:y1="12.709cm" svg:x2="15.976cm" svg:y2="12.709cm">
          <text:p/>
        </draw:line>
        <draw:line draw:style-name="gr1" draw:text-style-name="P1" draw:layer="layout" svg:x1="18.571cm" svg:y1="4.397cm" svg:x2="24.165cm" svg:y2="4.397cm">
          <text:p/>
        </draw:line>
        <draw:frame draw:style-name="gr11" draw:text-style-name="P2" draw:layer="layout" svg:width="2.168cm" svg:height="1.114cm" svg:x="24.694cm" svg:y="4.032cm">
          <draw:text-box>
            <text:p>s<text:span text:style-name="T5">R</text:span></text:p>
          </draw:text-box>
        </draw:frame>
        <draw:line draw:style-name="gr1" draw:text-style-name="P1" draw:layer="layout" svg:x1="18.571cm" svg:y1="12.697cm" svg:x2="24.165cm" svg:y2="12.697cm">
          <text:p/>
        </draw:line>
        <draw:frame draw:style-name="gr11" draw:text-style-name="P2" draw:layer="layout" svg:width="2.168cm" svg:height="1.114cm" svg:x="24.694cm" svg:y="12.332cm">
          <draw:text-box>
            <text:p>s<text:span text:style-name="T5">I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</meta:initial-creator>
    <meta:creation-date>2018-10-15T11:45:48.584650289</meta:creation-date>
    <dc:date>2018-10-27T20:31:42.956421464</dc:date>
    <dc:creator>Christian </dc:creator>
    <meta:editing-duration>PT2H36M21S</meta:editing-duration>
    <meta:editing-cycles>10</meta:editing-cycles>
    <meta:generator>LibreOffice/5.1.6.2$Linux_X86_64 LibreOffice_project/10m0$Build-2</meta:generator>
    <meta:document-statistic meta:object-count="64"/>
  </office:meta>
</office:document-meta>
</file>